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Heading_20_3">
      <style:paragraph-properties fo:margin-top="0in" fo:margin-bottom="0.0972in" style:contextual-spacing="false" fo:line-height="115%"/>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officeooo:rsid="00239c79" officeooo:paragraph-rsid="00239c79"/>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text-properties fo:font-weight="bold"/>
    </style:style>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21" style:family="paragraph" style:parent-style-name="Standard">
      <style:paragraph-properties fo:margin-left="0in" fo:margin-right="0in" style:line-height-at-least="0.1665in" fo:text-indent="0in" style:auto-text-indent="false"/>
      <style:text-properties fo:color="#ce9178" loext:opacity="100%" style:font-name="Droid Sans Mono" fo:font-size="9pt" fo:font-weight="normal" fo:background-color="#1f1f1f"/>
    </style:style>
    <style:style style:name="P22" style:family="paragraph" style:parent-style-name="Standard">
      <style:paragraph-properties style:line-height-at-least="0.1665in"/>
    </style:style>
    <style:style style:name="P23" style:family="paragraph" style:parent-style-name="Text_20_body" style:list-style-name="L17"/>
    <style:style style:name="P24" style:family="paragraph" style:parent-style-name="Text_20_body" style:list-style-name="L17">
      <style:paragraph-properties fo:margin-left="0in" fo:margin-right="0in" fo:text-indent="0in" style:auto-text-indent="false"/>
    </style:style>
    <style:style style:name="P25" style:family="paragraph" style:parent-style-name="Preformatted_20_Text" style:list-style-name="L17">
      <style:paragraph-properties fo:margin-top="0in" fo:margin-bottom="0.0972in" style:contextual-spacing="false" fo:line-height="115%"/>
    </style:style>
    <style:style style:name="P26" style:family="paragraph" style:parent-style-name="Text_20_body">
      <style:paragraph-properties fo:margin-left="0in" fo:margin-right="0in" fo:text-indent="0in" style:auto-text-indent="false"/>
    </style:style>
    <style:style style:name="P27" style:family="paragraph" style:parent-style-name="Preformatted_20_Text">
      <style:paragraph-properties fo:margin-top="0in" fo:margin-bottom="0.0972in" style:contextual-spacing="false" fo:line-height="115%"/>
    </style:style>
    <style:style style:name="P28"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officeooo:paragraph-rsid="0025d959" fo:background-color="#1f1f1f"/>
    </style:style>
    <style:style style:name="P29" style:family="paragraph" style:parent-style-name="Standard">
      <style:paragraph-properties fo:margin-left="0in" fo:margin-right="0in" style:line-height-at-least="0.1665in" fo:text-indent="0in" style:auto-text-indent="false"/>
      <style:text-properties officeooo:paragraph-rsid="0025d959"/>
    </style:style>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Horizontal_20_Line">
      <style:paragraph-properties fo:margin-top="0in" fo:margin-bottom="0.0972in" style:contextual-spacing="false" fo:line-height="115%"/>
    </style:style>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29">
      <style:text-properties fo:font-style="italic"/>
    </style:style>
    <style:style style:name="P44" style:family="paragraph" style:parent-style-name="Text_20_body" style:list-style-name="L30"/>
    <style:style style:name="P45" style:family="paragraph" style:parent-style-name="Text_20_body" style:list-style-name="L31"/>
    <style:style style:name="P46" style:family="paragraph" style:parent-style-name="Heading_20_3">
      <style:text-properties officeooo:rsid="002d6f91" officeooo:paragraph-rsid="002d6f91"/>
    </style:style>
    <style:style style:name="P47" style:family="paragraph" style:parent-style-name="Text_20_body">
      <style:text-properties officeooo:rsid="002d6f91"/>
    </style:style>
    <style:style style:name="P48" style:family="paragraph" style:parent-style-name="Text_20_body" style:list-style-name="L32">
      <style:text-properties officeooo:rsid="002d6f91"/>
    </style:style>
    <style:style style:name="P49" style:family="paragraph" style:parent-style-name="Text_20_body">
      <style:text-properties officeooo:rsid="002d6f91" officeooo:paragraph-rsid="002d6f91"/>
    </style:style>
    <style:style style:name="P50" style:family="paragraph" style:parent-style-name="Text_20_body" style:list-style-name="L33"/>
    <style:style style:name="P51" style:family="paragraph" style:parent-style-name="Text_20_body">
      <style:text-properties officeooo:paragraph-rsid="0030fdad"/>
    </style:style>
    <style:style style:name="T1" style:family="text">
      <style:text-properties fo:font-style="italic"/>
    </style:style>
    <style:style style:name="T2" style:family="text">
      <style:text-properties fo:font-weight="bold"/>
    </style:style>
    <style:style style:name="T3" style:family="text">
      <style:text-properties fo:color="#569cd6" loext:opacity="100%"/>
    </style:style>
    <style:style style:name="T4" style:family="text">
      <style:text-properties fo:color="#dcdcaa" loext:opacity="100%"/>
    </style:style>
    <style:style style:name="T5" style:family="text">
      <style:text-properties fo:color="#9cdcfe" loext:opacity="100%"/>
    </style:style>
    <style:style style:name="T6" style:family="text">
      <style:text-properties fo:color="#4ec9b0" loext:opacity="100%"/>
    </style:style>
    <style:style style:name="T7" style:family="text">
      <style:text-properties fo:color="#d4d4d4" loext:opacity="100%"/>
    </style:style>
    <style:style style:name="T8" style:family="text">
      <style:text-properties fo:color="#c586c0" loext:opacity="100%"/>
    </style:style>
    <style:style style:name="T9" style:family="text">
      <style:text-properties fo:font-weight="bold" officeooo:rsid="0027a3a2"/>
    </style:style>
    <style:style style:name="T10" style:family="text">
      <style:text-properties fo:color="#b5cea8" loext:opacity="100%"/>
    </style:style>
    <style:style style:name="T11" style:family="text">
      <style:text-properties fo:color="#b5cea8" loext:opacity="100%" officeooo:rsid="0025d959"/>
    </style:style>
    <style:style style:name="T12" style:family="text">
      <style:text-properties officeooo:rsid="0027a3a2"/>
    </style:style>
    <style:style style:name="T13" style:family="text">
      <style:text-properties officeooo:rsid="002ab7e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ependencies</text:h>
      <text:p text:style-name="Text_20_body">You do not strictly <text:span text:style-name="T1">need</text:span> additional packages to generate the maze or print it to the terminal. However, based on your goals, you might need a couple of additions:</text:p>
      <text:list text:style-name="L1">
        <text:list-item>
          <text:p text:style-name="P1"><text:span text:style-name="T2">For Interactive Keyboard Movement (Terminal):</text:span> Standard Python includes the <text:span text:style-name="Source_20_Text">curses</text:span> library (on Mac/Linux), which is perfect for capturing arrow keys and drawing interactive terminal graphics without scrolling. If you are on Windows, you might need <text:span text:style-name="Source_20_Text">windows-curses</text:span></text:p>
        </text:list-item>
        <text:list-item>
          <text:p text:style-name="P1"><text:span text:style-name="T2">For MLX (MiniLibX):</text:span> If you choose the graphical window route instead of the terminal, you will need the specific Python bindings for 42's MLX library. This is usually provided by the school or requires a specific local installation not found on standard PyPI.</text:p>
        </text:list-item>
      </text:list>
      <text:p text:style-name="Text_20_body"/>
      <text:p text:style-name="Text_20_body"/>
      <text:h text:style-name="Heading_20_2" text:outline-level="2">Maze Generation Theory</text:h>
      <text:h text:style-name="P2" text:outline-level="3">Top 5 Maze Generation Algorithms</text:h>
      <text:list text:style-name="L2">
        <text:list-item>
          <text:p text:style-name="P3"><text:span text:style-name="T2">Recursive Backtracker (Depth-First Search):</text:span> This is the most common approach. It mimics a person walking through a grid. You carve a path randomly until you hit a dead end, then backtrack along your path until you find an unvisited adjacent cell, and start carving again. It creates long, winding corridors (high "river" factor).</text:p>
        </text:list-item>
        <text:list-item>
          <text:p text:style-name="P3"><text:span text:style-name="T2">Kruskal's Algorithm (Randomized):</text:span> You start with all walls closed. You randomly pick a wall. If breaking that wall connects two areas of the maze that are currently isolated from each other, you break it. If they are already connected by another path, you leave the wall. This creates many short dead ends.</text:p>
        </text:list-item>
        <text:list-item>
          <text:p text:style-name="P3"><text:span text:style-name="T2">Prim's Algorithm (Randomized):</text:span> You start with a single cell. You look at all the walls connecting that cell to unvisited cells. You pick a random wall, break it, and add the new cell to your maze. Now you look at all walls connecting your <text:span text:style-name="T1">two</text:span> cells to the rest of the grid, pick one randomly, and repeat. It generates mazes with a very "radiating" look from the starting point.</text:p>
        </text:list-item>
        <text:list-item>
          <text:p text:style-name="P3"><text:span text:style-name="T2">Aldous-Broder Algorithm:</text:span> You start at a random cell and simply walk randomly (a "random walk"). If you step into an unvisited cell, you break the wall between your previous cell and the new one. You keep walking until every cell has been visited. It is highly inefficient but guarantees a perfectly uniform mathematical distribution of all possible perfect mazes.</text:p>
        </text:list-item>
        <text:list-item>
          <text:p text:style-name="P3"><text:span text:style-name="T2">Recursive Division:</text:span> Instead of building paths, this algorithm builds walls. You start with an empty open space. You build a solid wall across it (horizontally or vertically), leaving a single random hole for a door. Now you have two smaller empty spaces. You repeat the process in each space until the spaces are too small to divide.</text:p>
        </text:list-item>
      </text:list>
      <text:p text:style-name="Text_20_body"/>
      <text:h text:style-name="Heading_20_3" text:outline-level="3"><text:soft-page-break/>Real-World Applications</text:h>
      <text:p text:style-name="Text_20_body">Solving and generating mazes are fundamental pathfinding and graph traversal problems. This knowledge is applied in:</text:p>
      <text:list text:style-name="L3">
        <text:list-item>
          <text:p text:style-name="P4"><text:span text:style-name="T2">Network Routing:</text:span> Determining how data packets find the fastest, non-cyclical route through global servers.</text:p>
        </text:list-item>
        <text:list-item>
          <text:p text:style-name="P4"><text:span text:style-name="T2">Printed Circuit Board (PCB) Design:</text:span> Automatically routing microscopic wires on a computer chip so they connect the right components without crossing each other.</text:p>
        </text:list-item>
        <text:list-item>
          <text:p text:style-name="P4"><text:span text:style-name="T2">Robotics &amp; Navigation:</text:span> Autonomous vehicles and warehouse robots use these algorithms to navigate around physical obstacles to find the shortest path to a destination.</text:p>
        </text:list-item>
      </text:list>
      <text:p text:style-name="Text_20_body"/>
      <text:h text:style-name="Heading_20_3" text:outline-level="3">The Spanning Tree Concept</text:h>
      <text:p text:style-name="Text_20_body">In graph theory, a <text:span text:style-name="T2">graph</text:span> is a collection of dots (vertices/nodes) connected by lines (edges). A <text:span text:style-name="T2">spanning tree</text:span> is a subset of those lines that connects <text:span text:style-name="T1">every single dot</text:span> together, but contains absolutely <text:span text:style-name="T1">zero loops</text:span> (cycles). In the context of this project, if every cell is a dot and every broken wall is a line, a "perfect maze" is exactly a spanning tree. Because there are no loops, there is always exactly one unique path between any two cells (like your Entry and Exit).</text:p>
      <text:p text:style-name="Text_20_body"/>
      <text:h text:style-name="Heading_20_2" text:outline-level="2">The Standalone Module Requirement</text:h>
      <text:p text:style-name="Text_20_body">The subject requires you to build your code so that another developer could install your maze generator into their own Python project.</text:p>
      <text:p text:style-name="Text_20_body">Instead of just having one big script, you must structure your folders like this:</text:p>
      <text:p text:style-name="Text_20_body"><text:span text:style-name="Source_20_Text">project_root/</text:span> <text:span text:style-name="Source_20_Text">├── a_maze_ing.py</text:span> (Your main executable) <text:span text:style-name="Source_20_Text">├── config.txt</text:span> <text:span text:style-name="Source_20_Text">├── pyproject.toml</text:span> (Or <text:span text:style-name="Source_20_Text">setup.py</text:span> - tells Python how to build your package) <text:span text:style-name="Source_20_Text">└── mazegen/</text:span> (The actual standalone module) <text:span text:style-name="Source_20_Text">├── __init__.py</text:span> <text:span text:style-name="Source_20_Text">└── generator.py</text:span> (Contains <text:span text:style-name="Source_20_Text">class MazeGenerator:</text:span>)</text:p>
      <text:p text:style-name="Text_20_body">When you run a build command (using the <text:span text:style-name="Source_20_Text">build</text:span> package you already have installed), Python will package the <text:span text:style-name="Source_20_Text">mazegen/</text:span> folder into a <text:span text:style-name="Source_20_Text">.whl</text:span> (wheel) and <text:span text:style-name="Source_20_Text">.tar.gz</text:span> file. Another user can then run <text:span text:style-name="Source_20_Text">pip install mazegen-1.0.0-py3-none-any.whl</text:span> and use <text:span text:style-name="Source_20_Text">from mazegen.generator import MazeGenerator</text:span> in their own totally separate code.</text:p>
      <text:p text:style-name="Text_20_body"/>
      <text:p text:style-name="Text_20_body"/>
      <text:p text:style-name="Text_20_body"/>
      <text:p text:style-name="Text_20_body"/>
      <text:p text:style-name="Text_20_body"><text:soft-page-break/></text:p>
      <text:p text:style-name="Text_20_body">We use a <text:span text:style-name="Source_20_Text">Tuple[int, int]</text:span> for coordinates instead of a Dictionary <text:span text:style-name="Source_20_Text">{"x": 0, "y": 0}</text:span>. Tuples are faster, use less memory, and are the standard Pythonic way to store (X, Y) coordinates.</text:p>
      <text:p text:style-name="Text_20_body"/>
      <text:p text:style-name="P5">Wall coding:</text:p>
      <text:list text:style-name="L4">
        <text:list-item>
          <text:p text:style-name="P6"><text:span text:style-name="T2">0000</text:span> = 0 (All walls open)</text:p>
        </text:list-item>
      </text:list>
      <text:list text:style-name="L5">
        <text:list-item>
          <text:p text:style-name="P7"><text:span text:style-name="T2">0001</text:span> = 1 (North is closed, rest open)</text:p>
        </text:list-item>
      </text:list>
      <text:list text:style-name="L6">
        <text:list-item>
          <text:p text:style-name="P8"><text:span text:style-name="T2">1001</text:span> = 9 (West (8) + North (1) closed, rest open)</text:p>
        </text:list-item>
      </text:list>
      <text:list text:style-name="L7">
        <text:list-item>
          <text:p text:style-name="P9"><text:span text:style-name="T2">0101</text:span> = 5 (South (4) + North (1) closed, rest open)</text:p>
        </text:list-item>
      </text:list>
      <text:list text:style-name="L8">
        <text:list-item>
          <text:p text:style-name="P10"><text:span text:style-name="T2">1111</text:span> = 15 (All walls closed)</text:p>
        </text:list-item>
      </text:list>
      <text:p text:style-name="Text_20_body"/>
      <text:p text:style-name="Text_20_body">Python 3.10+. Since the subject mandates Python 3.10+, we <text:s/>drop the clunky <text:span text:style-name="Source_20_Text">from typing import List, Dict</text:span> and just use the built-in lowercase <text:span text:style-name="Source_20_Text">list</text:span>, <text:span text:style-name="Source_20_Text">dict</text:span>, and <text:span text:style-name="Source_20_Text">tuple</text:span> for our type hints. It makes the code much cleaner and more modern.</text:p>
      <text:p text:style-name="Text_20_body"/>
      <text:h text:style-name="Heading_20_3" text:outline-level="3">The Solving Algorithm in Solution 1</text:h>
      <text:p text:style-name="Text_20_body">Solution 1 uses a <text:span text:style-name="T2">Depth-First Search (DFS)</text:span> backtracking algorithm to solve the maze. It recursively walks down a path, keeping track of its steps in a list. If it hits a dead end, it steps back (pops the last move off the list) and tries another route until it hits the <text:span text:style-name="Source_20_Text">EXIT</text:span> coordinates.</text:p>
      <text:p text:style-name="Text_20_body"><text:span text:style-name="T2">Could we use another method?</text:span> Yes!</text:p>
      <text:list text:style-name="L9">
        <text:list-item>
          <text:p text:style-name="P11">For a <text:span text:style-name="T1">perfect</text:span> maze (where there is only one valid path), DFS is perfectly fine.</text:p>
        </text:list-item>
        <text:list-item>
          <text:p text:style-name="P11">However, if the <text:span text:style-name="Source_20_Text">PERFECT=False</text:span> flag is set (meaning there are loops and multiple paths to the exit), DFS will just find the <text:span text:style-name="T1">first</text:span> path it stumbles upon, which might be a massive, winding detour.</text:p>
        </text:list-item>
        <text:list-item>
          <text:p text:style-name="P11">A better alternative for finding the actual <text:span text:style-name="T1">shortest</text:span> solution is <text:span text:style-name="T2">Breadth-First Search (BFS)</text:span> or <text:span text:style-name="T1">A (A-Star)</text:span>*. For Week 1, sticking to a simple DFS or BFS solver is exactly what you need to fulfill the subject requirements. <text:s/></text:p>
        </text:list-item>
      </text:list>
      <text:p text:style-name="Text_20_body"/>
      <text:p text:style-name="Text_20_body"/>
      <text:p text:style-name="Text_20_body"/>
      <text:p text:style-name="Text_20_body"/>
      <text:p text:style-name="Text_20_body"/>
      <text:p text:style-name="Text_20_body"><text:soft-page-break/></text:p>
      <text:h text:style-name="Heading_20_2" text:outline-level="2">Our Step-by-Step Roadmap</text:h>
      <text:p text:style-name="Text_20_body">Here is the logical flow of the stages we will build. Testing at the end of each stage is the mark of a great developer!</text:p>
      <text:p text:style-name="P12">Stage 1: Grid Foundation &amp; The "42" Obstacle</text:p>
      <text:list text:style-name="L10">
        <text:list-item>
          <text:p text:style-name="P13"><text:span text:style-name="T2">Goal:</text:span> Initialize a 2D array (list of lists) of our <text:span text:style-name="Source_20_Text">Cell</text:span> objects based on the <text:span text:style-name="Source_20_Text">config.txt</text:span> dimensions. Calculate the center and hardcode the "42" pattern so those specific cells are marked as <text:span text:style-name="Source_20_Text">is_42 = True</text:span>.</text:p>
        </text:list-item>
        <text:list-item>
          <text:p text:style-name="P13"><text:span text:style-name="T2">Test:</text:span> Print a raw, basic text grid to the terminal to visually confirm the "42" shape is perfectly centered and the dimensions are correct.</text:p>
        </text:list-item>
      </text:list>
      <text:p text:style-name="P12">Stage 2: Maze Generation (The Carver)</text:p>
      <text:list text:style-name="L11">
        <text:list-item>
          <text:p text:style-name="P14"><text:span text:style-name="T2">Goal:</text:span> Implement the DFS algorithm inside our <text:span text:style-name="Source_20_Text">MazeGenerator</text:span>. It will start at a random cell and carve paths by breaking walls, making sure it never breaks into the "42" cells or goes outside the grid boundaries.</text:p>
        </text:list-item>
        <text:list-item>
          <text:p text:style-name="P14"><text:span text:style-name="T2">Test:</text:span> Generate a maze and output the raw hexadecimal string. Check if there are large open areas (which violates the subject).</text:p>
        </text:list-item>
      </text:list>
      <text:p text:style-name="P12">Stage 3: The Path Solver</text:p>
      <text:list text:style-name="L12">
        <text:list-item>
          <text:p text:style-name="P15"><text:span text:style-name="T2">Goal:</text:span> Implement the solver algorithm to find the sequence of moves (N, S, E, W) from the user's current location (or the Entry) to the Exit.</text:p>
        </text:list-item>
        <text:list-item>
          <text:p text:style-name="P15"><text:span text:style-name="T2">Test:</text:span> Pass the Entry and Exit coordinates to the solver and print the resulting list of moves.</text:p>
        </text:list-item>
      </text:list>
      <text:p text:style-name="P12">Stage 4: Subject Compliance (The Core Program)</text:p>
      <text:list text:style-name="L13">
        <text:list-item>
          <text:p text:style-name="P16"><text:span text:style-name="T2">Goal:</text:span> Wire up the <text:span text:style-name="Source_20_Text">a_maze_ing.py</text:span> entry point. It needs to read the config, generate the maze, find the solution, and write the strict <text:span text:style-name="Source_20_Text">.txt</text:span> output file format required by the Mouli/evaluator.</text:p>
        </text:list-item>
        <text:list-item>
          <text:p text:style-name="P16"><text:span text:style-name="T2">Test:</text:span> Run the command <text:span text:style-name="Source_20_Text">python3 a_maze_ing.py config.txt</text:span> and inspect the output file to ensure it perfectly matches the subject's required format.</text:p>
        </text:list-item>
      </text:list>
      <text:p text:style-name="P12">Stage 5: Terminal Visualization &amp; Navigation (Week 2)</text:p>
      <text:list text:style-name="L14">
        <text:list-item>
          <text:p text:style-name="P17"><text:span text:style-name="T2">Goal:</text:span> Build the interactive menu. Implement a dynamic terminal renderer using ANSI colors. Add the player loop that listens for arrow keys, checks for walls, updates the player's (X, Y), and redraws the maze with the dynamically recalculating solution path.</text:p>
        </text:list-item>
        <text:list-item>
          <text:p text:style-name="P17"><text:span text:style-name="T2">Test:</text:span> Play your game in the terminal!</text:p>
        </text:list-item>
      </text:list>
      <text:p text:style-name="P12">Stage 6: MiniLibX Graphics (Week 2 Bonus)</text:p>
      <text:list text:style-name="L15">
        <text:list-item>
          <text:p text:style-name="P18"><text:span text:style-name="T2">Goal:</text:span> Translate our grid logic into graphical pixels/textures using the 42 MLX library.</text:p>
        </text:list-item>
      </text:list>
      <text:p text:style-name="Text_20_body"><text:soft-page-break/></text:p>
      <text:h text:style-name="Heading_20_2" text:outline-level="2"><text:span text:style-name="T2">Stage 1: Grid Foundation &amp; The "42" Obstacle</text:span>.</text:h>
      <text:p text:style-name="Text_20_body">We are going to create the <text:span text:style-name="Source_20_Text">MazeGenerator</text:span> class. For now, it will only do two things:</text:p>
      <text:list text:style-name="L16">
        <text:list-item>
          <text:p text:style-name="P19">Parse the config and create a 2D grid of <text:span text:style-name="Source_20_Text">Cell</text:span> objects.</text:p>
        </text:list-item>
        <text:list-item>
          <text:p text:style-name="P19">Calculate the exact center of the maze and "solidify" the cells that make up the "42" pattern so our future algorithm knows never to dig into them.</text:p>
        </text:list-item>
      </text:list>
      <text:p text:style-name="Text_20_body"/>
      <text:p text:style-name="P20"><text:span text:style-name="T3">def</text:span> <text:span text:style-name="T4">remove_wall</text:span>(<text:span text:style-name="T5">self</text:span>, <text:span text:style-name="T5">direction</text:span>: <text:span text:style-name="T6">int</text:span>) -&gt; <text:span text:style-name="T3">None</text:span>:</text:p>
      <text:p text:style-name="P21">"""Removes a specific wall using bitwise AND NOT."""</text:p>
      <text:p text:style-name="P20"><text:span text:style-name="T5">self</text:span>.<text:span text:style-name="T5">walls</text:span> <text:span text:style-name="T7">&amp;=</text:span> <text:span text:style-name="T7">~</text:span><text:span text:style-name="T5">direction</text:span></text:p>
      <text:p text:style-name="P22"/>
      <text:p text:style-name="P20"><text:span text:style-name="T3">def</text:span> <text:span text:style-name="T4">has_wall</text:span>(<text:span text:style-name="T5">self</text:span>, <text:span text:style-name="T5">direction</text:span>: <text:span text:style-name="T6">int</text:span>) -&gt; <text:span text:style-name="T6">bool</text:span>:</text:p>
      <text:p text:style-name="P21">"""Returns True if the specified wall is currently closed."""</text:p>
      <text:p text:style-name="P20"><text:span text:style-name="T8">return</text:span> <text:span text:style-name="T6">bool</text:span>(<text:span text:style-name="T5">self</text:span>.<text:span text:style-name="T5">walls</text:span> <text:span text:style-name="T7">&amp;</text:span> <text:span text:style-name="T5">direction</text:span>)</text:p>
      <text:p text:style-name="Text_20_body"/>
      <text:h text:style-name="Heading_20_3" text:outline-level="3">1. How does <text:span text:style-name="Source_20_Text">&amp;= ~</text:span> remove a wall?</text:h>
      <text:p text:style-name="Text_20_body">You are right that <text:span text:style-name="Source_20_Text">&amp;</text:span> is AND, and <text:span text:style-name="Source_20_Text">~</text:span> is NOT. The bitwise NOT operator (<text:span text:style-name="Source_20_Text">~</text:span>) flips all the bits. <text:span text:style-name="Source_20_Text">0</text:span> becomes <text:span text:style-name="Source_20_Text">1</text:span>, and <text:span text:style-name="Source_20_Text">1</text:span> becomes <text:span text:style-name="Source_20_Text">0</text:span>.</text:p>
      <text:p text:style-name="Text_20_body">Let's say a cell has all its walls up (<text:span text:style-name="Source_20_Text">self.walls = 15</text:span>, which is <text:span text:style-name="Source_20_Text">1111</text:span> in binary). We want to remove the <text:span text:style-name="T2">South</text:span> wall (which has a value of <text:span text:style-name="Source_20_Text">4</text:span>, or <text:span text:style-name="Source_20_Text">0100</text:span>).</text:p>
      <text:list text:style-name="L17">
        <text:list-item>
          <text:p text:style-name="P23"><text:span text:style-name="T2">Step 1: The </text:span><text:span text:style-name="Source_20_Text"><text:span text:style-name="T2">~</text:span></text:span><text:span text:style-name="T2"> (NOT)</text:span> <text:span text:style-name="Source_20_Text">~0100</text:span> flips the bits to <text:span text:style-name="Source_20_Text">1011</text:span>. <text:span text:style-name="T1">(In simple terms, </text:span><text:span text:style-name="Source_20_Text"><text:span text:style-name="T1">1011</text:span></text:span><text:span text:style-name="T1"> acts as a mask that says "keep everything exactly as it is, except the South bit, which must be forced to 0.")</text:span></text:p>
        </text:list-item>
        <text:list-item>
          <text:p text:style-name="P23"><text:span text:style-name="T2">Step 2: The </text:span><text:span text:style-name="Source_20_Text"><text:span text:style-name="T2">&amp;=</text:span></text:span><text:span text:style-name="T2"> (AND ASSIGN)</text:span> We compare the current walls (<text:span text:style-name="Source_20_Text">1111</text:span>) with our new mask (<text:span text:style-name="Source_20_Text">1011</text:span>) using AND:</text:p>
          <text:p text:style-name="P24">Plaintext</text:p>
          <text:p text:style-name="P25"><text:span text:style-name="Source_20_Text"><text:s text:c="2"/>1111 <text:s/>(Current walls: 15)</text:span></text:p>
          <text:p text:style-name="P25"><text:span text:style-name="Source_20_Text">&amp; 1011 <text:s/>(Mask: ~4)</text:span></text:p>
          <text:p text:style-name="P25"><text:span text:style-name="Source_20_Text">------</text:span></text:p>
          <text:p text:style-name="P25"><text:span text:style-name="Source_20_Text"><text:s text:c="2"/>1011 <text:s/>(Result: 11)</text:span></text:p>
          <text:p text:style-name="P23">The South wall (the 0 in the mask) was forced off. The cell now has a value of <text:span text:style-name="Source_20_Text">11</text:span>, meaning North, East, and West are closed, but South is open.</text:p>
        </text:list-item>
      </text:list>
      <text:p text:style-name="Text_20_body"/>
      <text:h text:style-name="Heading_20_3" text:outline-level="3"><text:soft-page-break/>2. How does <text:span text:style-name="Source_20_Text">self.walls &amp; direction</text:span> check for a wall?</text:h>
      <text:p text:style-name="Text_20_body">The bitwise AND (<text:span text:style-name="Source_20_Text">&amp;</text:span>) compares two numbers and only outputs a <text:span text:style-name="Source_20_Text">1</text:span> if <text:span text:style-name="T2">both</text:span> bits are <text:span text:style-name="Source_20_Text">1</text:span>.</text:p>
      <text:p text:style-name="Text_20_body">Let's check if the South wall (<text:span text:style-name="Source_20_Text">0100</text:span>) exists on a cell with a value of <text:span text:style-name="Source_20_Text">11</text:span> (<text:span text:style-name="Source_20_Text">1011</text:span>):</text:p>
      <text:p text:style-name="P26">Plaintext</text:p>
      <text:p text:style-name="P27"><text:span text:style-name="Source_20_Text"><text:s text:c="2"/>1011 <text:s/>(Cell walls)</text:span></text:p>
      <text:p text:style-name="P27"><text:span text:style-name="Source_20_Text">&amp; 0100 <text:s/>(Checking for South)</text:span></text:p>
      <text:p text:style-name="P27"><text:span text:style-name="Source_20_Text">------</text:span></text:p>
      <text:p text:style-name="P27"><text:span text:style-name="Source_20_Text"><text:s text:c="2"/>0000 <text:s/>(Result is 0)</text:span></text:p>
      <text:p text:style-name="Text_20_body">Because the result is <text:span text:style-name="Source_20_Text">0</text:span>, <text:span text:style-name="Source_20_Text">bool(0)</text:span> evaluates to <text:span text:style-name="Source_20_Text">False</text:span>. The wall is not there!</text:p>
      <text:p text:style-name="Text_20_body">Now let's check if the North wall (<text:span text:style-name="Source_20_Text">0001</text:span>) exists on that same cell (<text:span text:style-name="Source_20_Text">1011</text:span>):</text:p>
      <text:p text:style-name="P26">Plaintext</text:p>
      <text:p text:style-name="P27"><text:span text:style-name="Source_20_Text"><text:s text:c="2"/>1011 <text:s/>(Cell walls)</text:span></text:p>
      <text:p text:style-name="P27"><text:span text:style-name="Source_20_Text">&amp; 0001 <text:s/>(Checking for North)</text:span></text:p>
      <text:p text:style-name="P27"><text:span text:style-name="Source_20_Text">------</text:span></text:p>
      <text:p text:style-name="P27"><text:span text:style-name="Source_20_Text"><text:s text:c="2"/>0001 <text:s/>(Result is 1)</text:span></text:p>
      <text:p text:style-name="Text_20_body">Because the result is <text:span text:style-name="Source_20_Text">1</text:span> (which is anything other than 0), <text:span text:style-name="Source_20_Text">bool(1)</text:span> evaluates to <text:span text:style-name="Source_20_Text">True</text:span>. The wall is there!</text:p>
      <text:p text:style-name="Text_20_body"/>
      <text:h text:style-name="Heading_20_3" text:outline-level="3">4. Why is <text:span text:style-name="Source_20_Text">_assign_value</text:span> called before it is defined?</text:h>
      <text:p text:style-name="Text_20_body">In Python, this is perfectly correct and very common! When Python reads your class, it first scans the whole file and registers all the function names in memory. It doesn't actually <text:span text:style-name="T1">run</text:span> any of the code inside the functions until you create the object <text:span text:style-name="Source_20_Text">maze = MazeGenerator()</text:span>. By the time <text:span text:style-name="Source_20_Text">_parse_file()</text:span> is running, Python already knows exactly what <text:span text:style-name="Source_20_Text">_assign_value</text:span> is because it read the whole class blueprint. Standard practice is to put high-level "driver" functions near the top, and low-level "helper" functions below them.</text:p>
      <text:p text:style-name="Text_20_body"/>
      <text:h text:style-name="Heading_20_3" text:outline-level="3">5. Why <text:span text:style-name="Source_20_Text">value.lower() == "true"</text:span>?</text:h>
      <text:p text:style-name="Text_20_body">When reading a text file, everything comes in as a string. A user might write <text:span text:style-name="Source_20_Text">PERFECT=True</text:span>, <text:span text:style-name="Source_20_Text">PERFECT=true</text:span>, <text:span text:style-name="Source_20_Text">PERFECT=TRUE</text:span>, or even accidentally type <text:span text:style-name="Source_20_Text">PERFECT=TrUe</text:span>. By using <text:span text:style-name="Source_20_Text">.lower()</text:span>, we convert whatever they typed into <text:span text:style-name="Source_20_Text">"true"</text:span>. <text:span text:style-name="Source_20_Text">"true" == "true"</text:span> evaluates to the boolean <text:span text:style-name="Source_20_Text">True</text:span>. If they typed <text:span text:style-name="Source_20_Text">False</text:span>, <text:span text:style-name="Source_20_Text">"false" == "true"</text:span> evaluates to the boolean <text:span text:style-name="Source_20_Text">False</text:span>. It is a safe way to handle unpredictable user typing!</text:p>
      <text:p text:style-name="Text_20_body"><text:soft-page-break/></text:p>
      <text:p text:style-name="Text_20_body">However, in this specific case, <text:span text:style-name="T2">we cannot </text:span><text:span text:style-name="T9">lower each received value</text:span><text:span text:style-name="T2"> because of </text:span><text:span text:style-name="Source_20_Text"><text:span text:style-name="T2">OUTPUT_FILE</text:span></text:span><text:span text:style-name="T2">.</text:span></text:p>
      <text:p text:style-name="Text_20_body">If a user writes <text:span text:style-name="Source_20_Text">OUTPUT_FILE=My_Awesome_Maze.txt</text:span> in their config, and we apply <text:span text:style-name="Source_20_Text">.lower()</text:span> immediately to the value:</text:p>
      <text:p text:style-name="P26">Python</text:p>
      <text:p text:style-name="P27"><text:span text:style-name="Source_20_Text">value = value.strip().lower()</text:span></text:p>
      <text:p text:style-name="Text_20_body">The program will save the file as <text:span text:style-name="Source_20_Text">my_awesome_maze.txt</text:span>.</text:p>
      <text:p text:style-name="Text_20_body">Because you are working in a 42 environment (which uses Linux/macOS), filenames are <text:span text:style-name="T2">case-sensitive</text:span>. Changing the case of the user's requested filename is considered a bug and would likely fail a Moulinette test if it strictly checks for the exact filename provided in the config.</text:p>
      <text:p text:style-name="Text_20_body">Therefore, we leave the string exactly as the user typed it for things like filenames, and only apply <text:span text:style-name="Source_20_Text">.lower()</text:span> right at the moment we are checking the <text:span text:style-name="Source_20_Text">PERFECT</text:span> boolean. It is a tiny trap, but an important one to avoid!</text:p>
      <text:p text:style-name="Text_20_body"/>
      <text:h text:style-name="Heading_20_3" text:outline-level="3">6. The "42" Pattern Math Explained</text:h>
      <text:p text:style-name="Text_20_body">This is a brilliant little piece of math by the original authors. Instead of trying to figure out exactly which coordinates in a massive 20x15 grid should be walls, they created a tiny, 7-cell by 5-cell "mini-canvas".</text:p>
      <text:p text:style-name="Text_20_body">Here is what the <text:span text:style-name="Source_20_Text">pattern_42</text:span> coordinates look like if you draw them on a 7x5 grid. The (X, Y) pairs map directly to these <text:span text:style-name="Source_20_Text">█</text:span> blocks:</text:p>
      <text:p text:style-name="P26">Plaintext</text:p>
      <text:p text:style-name="P27"><text:span text:style-name="Source_20_Text"><text:s text:c="2"/>Y\X 0 1 2 3 4 5 6</text:span></text:p>
      <text:p text:style-name="P27"><text:span text:style-name="Source_20_Text"><text:s text:c="2"/>0 <text:s text:c="2"/>█ <text:s text:c="2"/>█ <text:s text:c="2"/>█ █ █</text:span></text:p>
      <text:p text:style-name="P27"><text:span text:style-name="Source_20_Text"><text:s text:c="2"/>1 <text:s text:c="2"/>█ <text:s text:c="2"/>█ <text:s text:c="6"/>█</text:span></text:p>
      <text:p text:style-name="P27"><text:span text:style-name="Source_20_Text"><text:s text:c="2"/>2 <text:s text:c="2"/>█ █ █ <text:s text:c="2"/>█ █ █</text:span></text:p>
      <text:p text:style-name="P27"><text:span text:style-name="Source_20_Text"><text:s text:c="2"/>3 <text:s text:c="6"/>█ <text:s text:c="2"/>█ <text:s text:c="3"/></text:span></text:p>
      <text:p text:style-name="P27"><text:span text:style-name="Source_20_Text"><text:s text:c="2"/>4 <text:s text:c="6"/>█ <text:s text:c="2"/>█ █ █</text:span></text:p>
      <text:p text:style-name="Text_20_body">As you can see, the coordinates perfectly draw the numbers <text:span text:style-name="Source_20_Text">4</text:span> and <text:span text:style-name="Source_20_Text">2</text:span>.</text:p>
      <text:p text:style-name="Text_20_body"><text:span text:style-name="T2">The Offsets:</text:span> To put this tiny 7x5 canvas directly in the middle of your big maze, we use the offsets. If your width is 20, the middle point is <text:span text:style-name="Source_20_Text">(20 - 7) // 2 = 6</text:span>. So, <text:span text:style-name="Source_20_Text">offset_x = 6</text:span> and <text:span text:style-name="Source_20_Text">offset_y = 5</text:span>.</text:p>
      <text:p text:style-name="Text_20_body"><text:soft-page-break/>The loop says: "Take the tiny canvas, and shift every single X coordinate to the right by 6, and shift every Y coordinate down by 5." So the very first block of the '4' at <text:span text:style-name="Source_20_Text">(0, 0)</text:span> is placed in the real maze at <text:span text:style-name="Source_20_Text">tx = 0 + 6 = 6</text:span>, and <text:span text:style-name="Source_20_Text">ty = 0 + 5 = 5</text:span>.</text:p>
      <text:p text:style-name="Text_20_body">This mathematical trick guarantees the 42 is perfectly centered no matter how big the user makes the <text:span text:style-name="Source_20_Text">WIDTH</text:span> and <text:span text:style-name="Source_20_Text">HEIGHT</text:span> in the config!</text:p>
      <text:p text:style-name="Text_20_body"/>
      <text:p text:style-name="P28">(<text:span text:style-name="T10">0</text:span>, <text:span text:style-name="T10">0</text:span>), (<text:span text:style-name="T10">0</text:span>, <text:span text:style-name="T11">2</text:span>), (<text:span text:style-name="T11">0</text:span>, <text:span text:style-name="T11">1</text:span>), (<text:span text:style-name="T11">2</text:span>, <text:span text:style-name="T11">1</text:span>), (<text:span text:style-name="T10">0</text:span>, <text:span text:style-name="T11">2</text:span>), (<text:span text:style-name="T11">1</text:span>, <text:span text:style-name="T11">2</text:span>), (<text:span text:style-name="T11">2</text:span>, <text:span text:style-name="T11">2</text:span>), (<text:span text:style-name="T11">2</text:span>, <text:span text:style-name="T11">3</text:span>), (<text:span text:style-name="T11">2</text:span>, <text:span text:style-name="T11">4</text:span>), <text:s text:c="24"/><text:span text:style-name="T12"># 4</text:span></text:p>
      <text:p text:style-name="P28">(<text:span text:style-name="T11">4</text:span>, <text:span text:style-name="T11">0</text:span>), (<text:span text:style-name="T11">5</text:span>, <text:span text:style-name="T11">0</text:span>), (<text:span text:style-name="T11">6</text:span>, <text:span text:style-name="T11">0</text:span>), (<text:span text:style-name="T11">6</text:span>, <text:span text:style-name="T11">1</text:span>), (<text:span text:style-name="T11">4</text:span>, <text:span text:style-name="T11">2</text:span>), (<text:span text:style-name="T11">5</text:span>, <text:span text:style-name="T11">2</text:span>), (<text:span text:style-name="T11">6</text:span>, <text:span text:style-name="T11">2</text:span>), (<text:span text:style-name="T11">4</text:span>, <text:span text:style-name="T11">3</text:span>), (<text:span text:style-name="T11">4</text:span>, <text:span text:style-name="T11">4</text:span>), (<text:span text:style-name="T11">5</text:span>, <text:span text:style-name="T11">4</text:span>), (<text:span text:style-name="T11">6</text:span>, <text:span text:style-name="T11">4</text:span>), <text:s text:c="3"/><text:span text:style-name="T12"># 2</text:span></text:p>
      <text:p text:style-name="P28"/>
      <text:p text:style-name="P29"/>
      <text:p text:style-name="Text_20_body"/>
      <text:h text:style-name="Heading_20_2" text:outline-level="2">Stage 2: The DFS Generation Algorithm</text:h>
      <text:p text:style-name="Text_20_body">Now that our grid is set up, let's build the engine that carves the paths.</text:p>
      <text:p text:style-name="Text_20_body">We need to add the <text:span text:style-name="Source_20_Text">dfs_generate</text:span> and <text:span text:style-name="Source_20_Text">_make_maze</text:span> methods to your <text:span text:style-name="Source_20_Text">generator.py</text:span>. We also need to add the <text:span text:style-name="Source_20_Text">random</text:span> module to pick our paths and <text:span text:style-name="Source_20_Text">sys.setrecursionlimit</text:span> because a 45x45 maze will require over 2000 recursive calls, which exceeds Python's default limit of 1000.</text:p>
      <text:p text:style-name="Text_20_body"/>
      <text:h text:style-name="Heading_20_3" text:outline-level="3">1. What is <text:span text:style-name="Source_20_Text">sys.setrecursionlimit</text:span>?</text:h>
      <text:p text:style-name="Text_20_body">Recursion is when a function calls itself. Every time <text:span text:style-name="Source_20_Text">_make_maze</text:span> steps into a new cell, it calls <text:span text:style-name="Source_20_Text">_make_maze</text:span> again. Python keeps track of every step so it knows how to "backtrack" when it hits a dead end. By default, Python only remembers 1,000 steps to protect your computer's memory. If a maze is 45x45 (2,025 cells), the path will easily exceed 1,000 steps, causing a fatal <text:span text:style-name="Source_20_Text">RecursionError</text:span> crash. Setting the limit to 10,000 just tells Python, "It's okay, I know this tunnel goes really deep, don't panic."</text:p>
      <text:p text:style-name="Text_20_body"/>
      <text:p text:style-name="Text_20_body"/>
      <text:h text:style-name="Heading_20_3" text:outline-level="3">2. How does <text:span text:style-name="Source_20_Text">random.seed()</text:span> work?</text:h>
      <text:p text:style-name="Text_20_body">Computers cannot actually generate truly random numbers; they use complex math formulas to create <text:span text:style-name="T1">pseudo-random</text:span> numbers. A "seed" is just the starting number for that math formula. If you give the computer the exact same seed, the formula will spit out the exact same sequence of random numbers every single time.</text:p>
      <text:list text:style-name="L18">
        <text:list-item>
          <text:p text:style-name="P30">If <text:span text:style-name="Source_20_Text">self.config.seed</text:span> is <text:span text:style-name="Source_20_Text">None</text:span> (user didn't provide one), we pick a random number, save it, and feed it to the generator.</text:p>
        </text:list-item>
        <text:list-item>
          <text:p text:style-name="P30"><text:soft-page-break/>If the user <text:span text:style-name="T1">does</text:span> provide <text:span text:style-name="Source_20_Text">SEED=123</text:span> in <text:span text:style-name="Source_20_Text">config.txt</text:span>, <text:span text:style-name="Source_20_Text">random.seed(123)</text:span> forces the <text:span text:style-name="Source_20_Text">dfs_generate</text:span> function to shuffle the directions the exact same way every time, generating the exact same maze. This satisfies the subject's "reproducibility" requirement!</text:p>
        </text:list-item>
        <text:list-item>
          <text:p text:style-name="P30"><text:span text:style-name="T13">R</text:span>egarding the seed: If the user doesn't provide a seed in <text:span text:style-name="Source_20_Text">config.txt</text:span>, picking a random one is exactly what we want. It ensures that every time you run the program, you get a completely different maze. But because we <text:span text:style-name="T1">save</text:span> that randomly generated seed into <text:span text:style-name="Source_20_Text">self.config.seed</text:span>, if we ever needed to recreate that exact same random maze, we have the number saved!</text:p>
        </text:list-item>
      </text:list>
      <text:p text:style-name="Text_20_body"><text:line-break/>3. Hex Formatting</text:p>
      <text:p text:style-name="Text_20_body">Yes, you nailed it! In Python f-strings, <text:span text:style-name="Source_20_Text">:X</text:span> automatically converts an integer into an uppercase Hexadecimal string. <text:span text:style-name="Source_20_Text">:x</text:span> would make it lowercase hex. It's incredibly handy.</text:p>
      <text:p text:style-name="Text_20_body"/>
      <text:h text:style-name="Heading_20_3" text:outline-level="3">4. Demystifying the <text:span text:style-name="Source_20_Text">options</text:span> and the <text:span text:style-name="Source_20_Text">for</text:span> loop</text:h>
      <text:p text:style-name="Text_20_body">In a computer grid, <text:span text:style-name="Source_20_Text">(0,0)</text:span> is the top-left corner.</text:p>
      <text:list text:style-name="L19">
        <text:list-item>
          <text:p text:style-name="P31"><text:span text:style-name="Source_20_Text">x</text:span> goes right (East is +1, West is -1)</text:p>
        </text:list-item>
        <text:list-item>
          <text:p text:style-name="P31"><text:span text:style-name="Source_20_Text">y</text:span> goes down (South is +1, North is -1)</text:p>
        </text:list-item>
      </text:list>
      <text:p text:style-name="Text_20_body">The <text:span text:style-name="Source_20_Text">options</text:span> list holds our four possible moves. Let's look at the "East" option: <text:span text:style-name="Source_20_Text">(1, 0, Cell.EAST, Cell.WEST)</text:span>.</text:p>
      <text:list text:style-name="L20">
        <text:list-item>
          <text:p text:style-name="P32"><text:span text:style-name="Source_20_Text">dx = 1</text:span> (Change in X: go right 1)</text:p>
        </text:list-item>
        <text:list-item>
          <text:p text:style-name="P32"><text:span text:style-name="Source_20_Text">dy = 0</text:span> (Change in Y: don't move vertically)</text:p>
        </text:list-item>
        <text:list-item>
          <text:p text:style-name="P32"><text:span text:style-name="Source_20_Text">dir_out = Cell.EAST</text:span> (The wall we break to leave our current cell)</text:p>
        </text:list-item>
        <text:list-item>
          <text:p text:style-name="P32"><text:span text:style-name="Source_20_Text">dir_in = Cell.WEST</text:span> (The wall we break to enter the new cell)</text:p>
        </text:list-item>
      </text:list>
      <text:p text:style-name="Text_20_body"><text:span text:style-name="T2">The Logic in Action:</text:span> Imagine you are standing in cell <text:span text:style-name="Source_20_Text">(x=5, y=5)</text:span>. You pull the "East" option out of the shuffled hat.</text:p>
      <text:list text:style-name="L21">
        <text:list-item>
          <text:p text:style-name="P33"><text:span text:style-name="T2">Calculate Target:</text:span> <text:span text:style-name="Source_20_Text">tx = 5 + 1</text:span> (Target X is 6). <text:span text:style-name="Source_20_Text">ty = 5 + 0</text:span> (Target Y is 5). The target cell is <text:span text:style-name="Source_20_Text">(6, 5)</text:span>.</text:p>
        </text:list-item>
        <text:list-item>
          <text:p text:style-name="P33"><text:span text:style-name="T2">Verify Target:</text:span> Is <text:span text:style-name="Source_20_Text">(6, 5)</text:span> inside the maze? Yes. Has it been visited? No. Let's dig!</text:p>
        </text:list-item>
        <text:list-item>
          <text:p text:style-name="P33"><text:span text:style-name="T2">Break Walls:</text:span> This is the crucial part you asked about. A wall is actually <text:span text:style-name="T1">two</text:span> pieces of data. The East wall of your current cell is the <text:span text:style-name="T1">exact same physical barrier</text:span> as the West wall of your neighbor. If you break out of your East side (<text:span text:style-name="Source_20_Text">self.grid[5][5].remove_wall(Cell.EAST)</text:span>), you <text:span text:style-name="T2">must</text:span> also break the neighbor's West side (<text:span text:style-name="Source_20_Text">self.grid[5][6].remove_wall(Cell.WEST)</text:span>) so the tunnel connects perfectly.</text:p>
        </text:list-item>
        <text:list-item>
          <text:p text:style-name="P33"><text:soft-page-break/><text:span text:style-name="T2">Step Forward:</text:span> <text:span text:style-name="Source_20_Text">self._make_maze(6, 5)</text:span>. You physically step into the new cell, and the process repeats!</text:p>
        </text:list-item>
      </text:list>
      <text:p text:style-name="Text_20_body"/>
      <text:p text:style-name="Text_20_body"/>
      <text:h text:style-name="Heading_20_2" text:outline-level="2">Stage 3: The Path Solver</text:h>
      <text:p text:style-name="Text_20_body">Now that we have a maze, we need to find the way out.</text:p>
      <text:p text:style-name="Text_20_body"><text:span text:style-name="T13">If we use</text:span> a Recursive DFS algorithm to solve the maze, <text:span text:style-name="T13">we will </text:span>essentially <text:span text:style-name="T13">tell</text:span> the computer: <text:span text:style-name="T1">"Find absolutely every single possible path to the exit, save them all in a massive list, and then at the very end, pick the shortest one."</text:span> While that works for <text:span text:style-name="T1">Perfect</text:span> mazes (which only have 1 path), if a maze is <text:span text:style-name="T1">Imperfect</text:span> (lots of loops), finding <text:span text:style-name="T1">every</text:span> possible path can cause massive lag and crash the program.</text:p>
      <text:p text:style-name="Text_20_body">Instead, we are going to use a <text:span text:style-name="T2">Breadth-First Search (BFS)</text:span> for our solver. BFS works like pouring water into the maze. The water flows down every corridor at the exact same speed. The very first drop of water to touch the Exit is, by the laws of physics, guaranteed to have taken the shortest possible path. No need to calculate every route!</text:p>
      <text:p text:style-name="Text_20_body"/>
      <text:h text:style-name="Heading_20_3" text:outline-level="3">How Breadth-First Search (BFS) Works</text:h>
      <text:p text:style-name="Text_20_body">Breadth-First Search is one of the most important algorithms in computer science. Think of it like pouring a bucket of water onto the starting square. The water flows outward in all valid directions simultaneously, one step at a time. The <text:span text:style-name="T1">very first drop</text:span> of water to touch the exit has, by definition, taken the shortest route.</text:p>
      <text:p text:style-name="Text_20_body">Here is exactly how the code simulates that water:</text:p>
      <text:p text:style-name="Text_20_body"><text:span text:style-name="T2">1. The </text:span><text:span text:style-name="Source_20_Text"><text:span text:style-name="T2">queue</text:span></text:span><text:span text:style-name="T2"> (First-In, First-Out)</text:span> A queue is a line, like waiting at a grocery store. The first person to get in line is the first person served. We put our starting coordinate in the queue: <text:span text:style-name="Source_20_Text">[(0, 0, "")]</text:span>. The tuple holds three things: <text:span text:style-name="Source_20_Text">Current X</text:span>, <text:span text:style-name="Source_20_Text">Current Y</text:span>, and <text:span text:style-name="Source_20_Text">The Exact Steps Taken To Get Here</text:span>.</text:p>
      <text:p text:style-name="Text_20_body"><text:span text:style-name="T2">2. The </text:span><text:span text:style-name="Source_20_Text"><text:span text:style-name="T2">visited</text:span></text:span><text:span text:style-name="T2"> Set</text:span> A <text:span text:style-name="Source_20_Text">set</text:span> in Python is like a VIP list at a club. It is incredibly fast at checking if a name is on the list. We use it to ensure the "water" doesn't flow backward into a square it just came from, which would cause an infinite loop.</text:p>
      <text:p text:style-name="P12">3. The Loop (The Flow of Water)</text:p>
      <text:list text:style-name="L22">
        <text:list-item>
          <text:p text:style-name="P34"><text:span text:style-name="T2">Pop:</text:span> We take the first item out of the front of the queue. Let's say it's <text:span text:style-name="Source_20_Text">(0, 0, "")</text:span>.</text:p>
        </text:list-item>
        <text:list-item>
          <text:p text:style-name="P34"><text:span text:style-name="T2">Check Win:</text:span> Are we at the exit? No.</text:p>
        </text:list-item>
        <text:list-item>
          <text:p text:style-name="P34"><text:span text:style-name="T2">Expand:</text:span> We look North, South, East, and West.</text:p>
          <text:list>
            <text:list-item>
              <text:p text:style-name="P34">Is there a wall South? No.</text:p>
            </text:list-item>
            <text:list-item>
              <text:p text:style-name="P34"><text:soft-page-break/>Have we visited the South square <text:span text:style-name="Source_20_Text">(0, 1)</text:span>? No.</text:p>
            </text:list-item>
            <text:list-item>
              <text:p text:style-name="P34"><text:span text:style-name="T1">Action:</text:span> We add <text:span text:style-name="Source_20_Text">(0, 1)</text:span> to our VIP <text:span text:style-name="Source_20_Text">visited</text:span> list, and we add it to the <text:span text:style-name="T2">back</text:span> of our <text:span text:style-name="Source_20_Text">queue</text:span>, updating the path string: <text:span text:style-name="Source_20_Text">queue.append((0, 1, "S"))</text:span>.</text:p>
            </text:list-item>
            <text:list-item>
              <text:p text:style-name="P34">We do this for East as well: <text:span text:style-name="Source_20_Text">queue.append((1, 0, "E"))</text:span>.</text:p>
            </text:list-item>
          </text:list>
        </text:list-item>
      </text:list>
      <text:p text:style-name="Text_20_body"><text:span text:style-name="T2">Why it guarantees the shortest path:</text:span> Because of the Queue! The loop will process <text:span text:style-name="T1">every single 1-step move</text:span> before it ever looks at a 2-step move. It will process <text:span text:style-name="T1">all 15-step moves</text:span> before it looks at a 16-step move. Therefore, the millisecond <text:span text:style-name="Source_20_Text">x == end_x and y == end_y</text:span> is triggered, you are absolutely guaranteed that there is no shorter way to get there.</text:p>
      <text:p text:style-name="Text_20_body"/>
      <text:p text:style-name="Text_20_body">The secret to why the string grows correctly without getting tangled up in dead ends is that <text:span text:style-name="T2">every single item in the queue represents an alternate reality</text:span>. Because strings are immutable (unchangeable) in Python, when we do <text:span text:style-name="Source_20_Text">current_path + dir_str</text:span>, we aren't changing the old string; we are creating a brand new timeline for that specific drop of water.</text:p>
      <text:p text:style-name="Text_20_body">Let's trace a super simple example step-by-step.</text:p>
      <text:p text:style-name="Text_20_body">Imagine a tiny 2x2 maze.</text:p>
      <text:list text:style-name="L23">
        <text:list-item>
          <text:p text:style-name="P35"><text:span text:style-name="T2">Start:</text:span> <text:span text:style-name="Source_20_Text">(0,0)</text:span> (Top-Left)</text:p>
        </text:list-item>
        <text:list-item>
          <text:p text:style-name="P35"><text:span text:style-name="T2">Exit:</text:span> <text:span text:style-name="Source_20_Text">(1,1)</text:span> (Bottom-Right)</text:p>
        </text:list-item>
        <text:list-item>
          <text:p text:style-name="P35"><text:span text:style-name="T2">Open Path:</text:span> You can go <text:span text:style-name="T2">East</text:span> to <text:span text:style-name="Source_20_Text">(1,0)</text:span>, then <text:span text:style-name="T2">South</text:span> to <text:span text:style-name="Source_20_Text">(1,1)</text:span>. You can also go <text:span text:style-name="T2">South</text:span> to <text:span text:style-name="Source_20_Text">(0,1)</text:span>, but it's a dead end.</text:p>
        </text:list-item>
      </text:list>
      <text:p text:style-name="Text_20_body">Here is exactly how the <text:span text:style-name="Source_20_Text">while</text:span> and <text:span text:style-name="Source_20_Text">for</text:span> loops process this:</text:p>
      <text:h text:style-name="P2" text:outline-level="3">Initialization (Before the loop)</text:h>
      <text:list text:style-name="L24">
        <text:list-item>
          <text:p text:style-name="P36"><text:span text:style-name="Source_20_Text">visited = {(0,0)}</text:span></text:p>
        </text:list-item>
        <text:list-item>
          <text:p text:style-name="P36"><text:span text:style-name="Source_20_Text">queue = [ (0, 0, "") ]</text:span></text:p>
        </text:list-item>
      </text:list>
      <text:p text:style-name="P37"/>
      <text:h text:style-name="P2" text:outline-level="3">Loop 1: The First Split</text:h>
      <text:p text:style-name="Text_20_body">The <text:span text:style-name="Source_20_Text">while queue:</text:span> loop starts. We take the first item out of the queue.</text:p>
      <text:list text:style-name="L25">
        <text:list-item>
          <text:p text:style-name="P38"><text:span text:style-name="T2">Popped:</text:span> <text:span text:style-name="Source_20_Text">x=0, y=0</text:span>, <text:span text:style-name="Source_20_Text">current_path=""</text:span></text:p>
        </text:list-item>
        <text:list-item>
          <text:p text:style-name="P38"><text:span text:style-name="T2">Check Win:</text:span> Is <text:span text:style-name="Source_20_Text">(0,0)</text:span> the exit <text:span text:style-name="Source_20_Text">(1,1)</text:span>? No.</text:p>
        </text:list-item>
        <text:list-item>
          <text:p text:style-name="P38"><text:span text:style-name="T2">The </text:span><text:span text:style-name="Source_20_Text"><text:span text:style-name="T2">for</text:span></text:span><text:span text:style-name="T2"> loop (Checking all 4 directions):</text:span></text:p>
          <text:list>
            <text:list-item>
              <text:p text:style-name="P38"><text:span text:style-name="T2">North:</text:span> Wall. Skip.</text:p>
            </text:list-item>
            <text:list-item>
              <text:p text:style-name="P38"><text:span text:style-name="T2">East:</text:span> Open! Target is <text:span text:style-name="Source_20_Text">(1,0)</text:span>. Is it in <text:span text:style-name="Source_20_Text">visited</text:span>? No.</text:p>
              <text:list>
                <text:list-item>
                  <text:p text:style-name="P38"><text:soft-page-break/>Add <text:span text:style-name="Source_20_Text">(1,0)</text:span> to <text:span text:style-name="Source_20_Text">visited</text:span>.</text:p>
                </text:list-item>
                <text:list-item>
                  <text:p text:style-name="P38">Append to queue: <text:span text:style-name="Source_20_Text">(1, 0, current_path + "E")</text:span> ➔ <text:span text:style-name="Source_20_Text">(1, 0, "E")</text:span></text:p>
                </text:list-item>
              </text:list>
            </text:list-item>
            <text:list-item>
              <text:p text:style-name="P38"><text:span text:style-name="T2">South:</text:span> Open! Target is <text:span text:style-name="Source_20_Text">(0,1)</text:span>. Is it in <text:span text:style-name="Source_20_Text">visited</text:span>? No.</text:p>
              <text:list>
                <text:list-item>
                  <text:p text:style-name="P38">Add <text:span text:style-name="Source_20_Text">(0,1)</text:span> to <text:span text:style-name="Source_20_Text">visited</text:span>.</text:p>
                </text:list-item>
                <text:list-item>
                  <text:p text:style-name="P38">Append to queue: <text:span text:style-name="Source_20_Text">(0, 1, current_path + "S")</text:span> ➔ <text:span text:style-name="Source_20_Text">(0, 1, "S")</text:span></text:p>
                </text:list-item>
              </text:list>
            </text:list-item>
            <text:list-item>
              <text:p text:style-name="P38"><text:span text:style-name="T2">West:</text:span> Wall. Skip.</text:p>
            </text:list-item>
          </text:list>
        </text:list-item>
      </text:list>
      <text:p text:style-name="P12">State at the end of Loop 1:</text:p>
      <text:list text:style-name="L26">
        <text:list-item>
          <text:p text:style-name="P39"><text:span text:style-name="Source_20_Text">queue = [ (1, 0, "E"), (0, 1, "S") ]</text:span> <text:span text:style-name="T1">(Notice we have two competing timelines!)</text:span></text:p>
        </text:list-item>
      </text:list>
      <text:p text:style-name="P37"/>
      <text:h text:style-name="P2" text:outline-level="3">Loop 2: Exploring the East Branch</text:h>
      <text:p text:style-name="Text_20_body">The <text:span text:style-name="Source_20_Text">while</text:span> loop runs again. It grabs the front of the line.</text:p>
      <text:list text:style-name="L27">
        <text:list-item>
          <text:p text:style-name="P40"><text:span text:style-name="T2">Popped:</text:span> <text:span text:style-name="Source_20_Text">x=1, y=0</text:span>, <text:span text:style-name="Source_20_Text">current_path="E"</text:span></text:p>
        </text:list-item>
        <text:list-item>
          <text:p text:style-name="P40"><text:span text:style-name="T2">Check Win:</text:span> Is <text:span text:style-name="Source_20_Text">(1,0)</text:span> the exit? No.</text:p>
        </text:list-item>
        <text:list-item>
          <text:p text:style-name="P40"><text:span text:style-name="T2">The </text:span><text:span text:style-name="Source_20_Text"><text:span text:style-name="T2">for</text:span></text:span><text:span text:style-name="T2"> loop:</text:span></text:p>
          <text:list>
            <text:list-item>
              <text:p text:style-name="P40"><text:span text:style-name="T2">West:</text:span> This is where we came from <text:span text:style-name="Source_20_Text">(0,0)</text:span>. It is already in <text:span text:style-name="Source_20_Text">visited</text:span>! Skip.</text:p>
            </text:list-item>
            <text:list-item>
              <text:p text:style-name="P40"><text:span text:style-name="T2">South:</text:span> Open! Target is <text:span text:style-name="Source_20_Text">(1,1)</text:span>. Is it in <text:span text:style-name="Source_20_Text">visited</text:span>? No.</text:p>
              <text:list>
                <text:list-item>
                  <text:p text:style-name="P40">Add <text:span text:style-name="Source_20_Text">(1,1)</text:span> to <text:span text:style-name="Source_20_Text">visited</text:span>.</text:p>
                </text:list-item>
                <text:list-item>
                  <text:p text:style-name="P40">Append to queue: <text:span text:style-name="Source_20_Text">(1, 1, current_path + "S")</text:span> ➔ <text:span text:style-name="Source_20_Text">(1, 1, "ES")</text:span></text:p>
                </text:list-item>
              </text:list>
            </text:list-item>
          </text:list>
        </text:list-item>
      </text:list>
      <text:p text:style-name="P12">State at the end of Loop 2:</text:p>
      <text:list text:style-name="L28">
        <text:list-item>
          <text:p text:style-name="P41"><text:span text:style-name="Source_20_Text">queue = [ (0, 1, "S"), (1, 1, "ES") ]</text:span></text:p>
        </text:list-item>
      </text:list>
      <text:p text:style-name="P37"/>
      <text:h text:style-name="P2" text:outline-level="3">Loop 3: Exploring the South Dead-End</text:h>
      <text:p text:style-name="Text_20_body">The <text:span text:style-name="Source_20_Text">while</text:span> loop runs again.</text:p>
      <text:list text:style-name="L29">
        <text:list-item>
          <text:p text:style-name="P42"><text:span text:style-name="T2">Popped:</text:span> <text:span text:style-name="Source_20_Text">x=0, y=1</text:span>, <text:span text:style-name="Source_20_Text">current_path="S"</text:span></text:p>
        </text:list-item>
        <text:list-item>
          <text:p text:style-name="P42"><text:span text:style-name="T2">Check Win:</text:span> No.</text:p>
        </text:list-item>
        <text:list-item>
          <text:p text:style-name="P42"><text:span text:style-name="T2">The </text:span><text:span text:style-name="Source_20_Text"><text:span text:style-name="T2">for</text:span></text:span><text:span text:style-name="T2"> loop:</text:span></text:p>
          <text:list>
            <text:list-item>
              <text:p text:style-name="P42"><text:span text:style-name="T2">North:</text:span> Already visited <text:span text:style-name="Source_20_Text">(0,0)</text:span>. Skip.</text:p>
            </text:list-item>
            <text:list-item>
              <text:p text:style-name="P42"><text:span text:style-name="T2">East:</text:span> Target <text:span text:style-name="Source_20_Text">(1,1)</text:span>. Wait, Loop 2 already added <text:span text:style-name="Source_20_Text">(1,1)</text:span> to the <text:span text:style-name="Source_20_Text">visited</text:span> list! Because BFS guarantees the first one there is the fastest, we don't let this slower path enter. Skip.</text:p>
            </text:list-item>
            <text:list-item>
              <text:p text:style-name="P43"><text:soft-page-break/>It's a dead end, so nothing gets added to the queue.</text:p>
            </text:list-item>
          </text:list>
        </text:list-item>
      </text:list>
      <text:p text:style-name="P12">State at the end of Loop 3:</text:p>
      <text:list text:style-name="L30">
        <text:list-item>
          <text:p text:style-name="P44"><text:span text:style-name="Source_20_Text">queue = [ (1, 1, "ES") ]</text:span> <text:span text:style-name="T1">(The dead-end timeline naturally died off!)</text:span></text:p>
        </text:list-item>
      </text:list>
      <text:p text:style-name="P37"/>
      <text:h text:style-name="P2" text:outline-level="3">Loop 4: Reaching the Exit</text:h>
      <text:p text:style-name="Text_20_body">The <text:span text:style-name="Source_20_Text">while</text:span> loop runs again.</text:p>
      <text:list text:style-name="L31">
        <text:list-item>
          <text:p text:style-name="P45"><text:span text:style-name="T2">Popped:</text:span> <text:span text:style-name="Source_20_Text">x=1, y=1</text:span>, <text:span text:style-name="Source_20_Text">current_path="ES"</text:span></text:p>
        </text:list-item>
        <text:list-item>
          <text:p text:style-name="P45"><text:span text:style-name="T2">Check Win:</text:span> Is <text:span text:style-name="Source_20_Text">(1,1)</text:span> the exit <text:span text:style-name="Source_20_Text">(1,1)</text:span>? <text:span text:style-name="T2">YES!</text:span></text:p>
        </text:list-item>
        <text:list-item>
          <text:p text:style-name="P45"><text:span text:style-name="T2">Return:</text:span> Immediately return <text:span text:style-name="Source_20_Text">current_path</text:span> (which is <text:span text:style-name="Source_20_Text">"ES"</text:span>).</text:p>
        </text:list-item>
      </text:list>
      <text:p text:style-name="Text_20_body">By carrying the string <text:span text:style-name="T1">inside</text:span> the queue, every coordinate perfectly remembers its own unique ancestry.</text:p>
      <text:p text:style-name="Text_20_body">Here is an interactive visualization to help you see this queue and path string grow in real-time.</text:p>
      <text:p text:style-name="Text_20_body"/>
      <text:p text:style-name="Text_20_body"/>
      <text:p text:style-name="Text_20_body"/>
      <text:p text:style-name="Text_20_body"/>
      <text:h text:style-name="Heading_20_2" text:outline-level="2">Stage 4: Core Program Execution &amp; File Saving</text:h>
      <text:h text:style-name="P46" text:outline-level="3">Analysis of the Uploaded Files</text:h>
      <text:p text:style-name="P47"><text:span text:style-name="T2">1. </text:span><text:span text:style-name="Source_20_Text"><text:span text:style-name="T2">output_validator.py</text:span></text:span> You are exactly right. This is the official testing script provided by the school. The Moulinette (the automated grading system) will likely use a script very similar to this to grade your project. In Stage 4, once we generate our file, we will run this validator against it to mathematically guarantee we have met the core project requirements.</text:p>
      <text:p text:style-name="P47"><text:span text:style-name="T2">2. </text:span><text:span text:style-name="Source_20_Text"><text:span text:style-name="T2">mlx_CLXV-2.2.tgz</text:span></text:span><text:span text:style-name="T2"> and </text:span><text:span text:style-name="Source_20_Text"><text:span text:style-name="T2">mlx-2.2-py3-ubuntu-any.whl</text:span></text:span> You are on the right track, but here is a slight correction: These are not just <text:span text:style-name="T1">examples</text:span> of packaging; these <text:span text:style-name="T2">are</text:span> the actual MiniLibX Python graphics libraries you need for the Stage 6 bonus!</text:p>
      <text:list text:style-name="L32">
        <text:list-item>
          <text:p text:style-name="P48">Python packages can be distributed in two formats: a Source Archive (<text:span text:style-name="Source_20_Text">.tgz</text:span> / <text:span text:style-name="Source_20_Text">.tar.gz</text:span>) or a Pre-built Binary Wheel (<text:span text:style-name="Source_20_Text">.whl</text:span>).</text:p>
        </text:list-item>
        <text:list-item>
          <text:p text:style-name="P48">The school gave you both. When we get to the MLX graphics stage, you will literally run <text:span text:style-name="Source_20_Text">pip install mlx-2.2-py3-ubuntu-any.whl</text:span> to install their graphics engine into your virtual environment so you can open a graphical window.</text:p>
        </text:list-item>
        <text:list-item>
          <text:p text:style-name="P48"><text:span text:style-name="T1">Later</text:span>, when you package your <text:span text:style-name="T1">own</text:span> <text:span text:style-name="Source_20_Text">mazegen</text:span> module, you will use the <text:span text:style-name="Source_20_Text">build</text:span> tool to create your own <text:span text:style-name="Source_20_Text">.whl</text:span> and <text:span text:style-name="Source_20_Text">.tar.gz</text:span> files, just like these.</text:p>
        </text:list-item>
      </text:list>
      <text:p text:style-name="P49"><text:soft-page-break/></text:p>
      <text:p text:style-name="Text_20_body"/>
      <text:h text:style-name="Heading_20_3" text:outline-level="3">Updated Project Plan</text:h>
      <text:p text:style-name="Text_20_body">Based on these files and the <text:span text:style-name="Source_20_Text">en.subject.pdf</text:span>, here is our locked-in roadmap:</text:p>
      <text:list text:style-name="L33">
        <text:list-item>
          <text:p text:style-name="P50"><text:span text:style-name="T2">Stage 1-3:</text:span> Foundation, DFS Generation, and BFS Pathfinding (Completed!).</text:p>
        </text:list-item>
        <text:list-item>
          <text:p text:style-name="P50"><text:span text:style-name="T2">Stage 4: Subject Compliance (Current).</text:span> Wire up <text:span text:style-name="Source_20_Text">a_maze_ing.py</text:span>, format the output file exactly to specification, and test it against <text:span text:style-name="Source_20_Text">output_validator.py</text:span>.</text:p>
        </text:list-item>
        <text:list-item>
          <text:p text:style-name="P50"><text:span text:style-name="T2">Stage 5: Terminal Interactive Mode.</text:span> Build the menu, ANSI colors, and the player navigation loop.</text:p>
        </text:list-item>
        <text:list-item>
          <text:p text:style-name="P50"><text:span text:style-name="T2">Stage 6: MiniLibX Integration (Bonus).</text:span> Install the provided <text:span text:style-name="Source_20_Text">.whl</text:span> and translate our grid to a graphical window.</text:p>
        </text:list-item>
        <text:list-item>
          <text:p text:style-name="P50"><text:span text:style-name="T2">Stage 7: Final Packaging.</text:span> Build our own <text:span text:style-name="Source_20_Text">mazegen</text:span> into a <text:span text:style-name="Source_20_Text">.whl</text:span> and <text:span text:style-name="Source_20_Text">.tar.gz</text:span> to satisfy the "code reusability" requirement.</text:p>
        </text:list-item>
      </text:list>
      <text:p text:style-name="Text_20_body"/>
      <text:p text:style-name="Text_20_body"/>
      <text:h text:style-name="Heading_20_2" text:outline-level="2">Stage 5: Terminal Interactive Mode</text:h>
      <text:p text:style-name="Text_20_body">This is where the project truly comes to life! We are going to build a beautiful terminal rendering engine using ANSI colors, and lay the groundwork for your dynamic "Play Mode."</text:p>
      <text:p text:style-name="P51">To keep things modular and compliant with <text:span text:style-name="Source_20_Text">flake8</text:span>/<text:span text:style-name="Source_20_Text">mypy</text:span>, we will tackle this in two steps.</text:p>
      <text:p text:style-name="P51"><text:span text:style-name="T2">First</text:span>, we will add the color definitions and the rendering engine to the <text:span text:style-name="Source_20_Text">mazegen</text:span> package.</text:p>
      <text:p text:style-name="P51"><text:span text:style-name="T2">Second</text:span>, we will build the interactive menu and the player navigation loop in <text:span text:style-name="Source_20_Text">a_maze_ing.py</text:span>.</text:p>
      <text:p text:style-name="Text_20_body"/>
      <text:h text:style-name="Heading_20_3" text:outline-level="3">Step 1: Add Colors</text:h>
      <text:p text:style-name="Text_20_body">Create a new file named <text:span text:style-name="Source_20_Text">colors.py</text:span> inside your <text:span text:style-name="Source_20_Text">mazegen/</text:span> directory. This will hold standard ANSI escape codes for terminal coloring.</text:p>
      <text:h text:style-name="Heading_20_3" text:outline-level="3">Step 2: The Rendering Engine</text:h>
      <text:p text:style-name="Text_20_body">We need to add a method to <text:span text:style-name="Source_20_Text">generator.py</text:span> that translates our binary walls into <text:span text:style-name="Source_20_Text">█</text:span> characters. We also need a small helper function that takes your solution string (<text:span text:style-name="Source_20_Text">"SSESE"</text:span>) and converts it into a list of <text:span text:style-name="Source_20_Text">(X, Y)</text:span> coordinates so the renderer knows exactly which cells to highlight.</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31T15:11:07.931926927</meta:creation-date>
    <meta:generator>LibreOffice/25.8.4.2$Linux_X86_64 LibreOffice_project/580$Build-2</meta:generator>
    <dc:date>2026-04-01T23:44:23.808439672</dc:date>
    <meta:editing-duration>PT15H19M12S</meta:editing-duration>
    <meta:editing-cycles>7</meta:editing-cycles>
    <meta:document-statistic meta:table-count="0" meta:image-count="0" meta:object-count="0" meta:page-count="15" meta:paragraph-count="240" meta:word-count="4363" meta:character-count="24466" meta:non-whitespace-character-count="20335"/>
  </office:meta>
</office:document-meta>
</file>